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B" style:family="table-column">
      <style:table-column-properties style:column-width="5.667cm" style:rel-column-width="2184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13da" officeooo:paragraph-rsid="001913da"/>
    </style:style>
    <style:style style:name="P2" style:family="paragraph" style:parent-style-name="Standard">
      <style:paragraph-properties fo:text-align="center" style:justify-single-word="false"/>
      <style:text-properties fo:font-size="24pt" fo:font-style="italic" fo:font-weight="bold" officeooo:rsid="001913da" officeooo:paragraph-rsid="001913da" style:font-size-asian="24pt" style:font-style-asian="italic" style:font-weight-asian="bold" style:font-size-complex="24pt" style:font-style-complex="italic" style:font-weight-complex="bold"/>
    </style:style>
    <style:style style:name="P3" style:family="paragraph" style:parent-style-name="Standard">
      <style:text-properties fo:font-size="15pt" fo:font-weight="bold" officeooo:rsid="001913da" officeooo:paragraph-rsid="001913da" style:font-size-asian="15pt" style:font-weight-asian="bold" style:font-size-complex="15pt" style:font-weight-complex="bold"/>
    </style:style>
    <style:style style:name="P4" style:family="paragraph" style:parent-style-name="Standard">
      <style:text-properties fo:font-style="italic" fo:font-weight="bold" officeooo:rsid="001913da" officeooo:paragraph-rsid="001913da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officeooo:rsid="001913da" officeooo:paragraph-rsid="001913da"/>
    </style:style>
    <style:style style:name="P6" style:family="paragraph" style:parent-style-name="Table_20_Contents">
      <style:text-properties officeooo:paragraph-rsid="001913da"/>
    </style:style>
    <style:style style:name="T1" style:family="text">
      <style:text-properties officeooo:rsid="001913d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 rendu de la réunion du 18 novembre </text:p>
      <text:p text:style-name="P1"/>
      <text:p text:style-name="P3">Répartition du travail : 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row>
          <table:table-cell table:style-name="Tableau1.A1" office:value-type="string">
            <text:p text:style-name="P5">Web</text:p>
          </table:table-cell>
          <table:table-cell table:style-name="Tableau1.A1" office:value-type="string">
            <text:p text:style-name="P5">Base de données</text:p>
          </table:table-cell>
          <table:table-cell table:style-name="Tableau1.C1" office:value-type="string">
            <text:p text:style-name="P5">Rapport</text:p>
          </table:table-cell>
        </table:table-row>
        <table:table-row>
          <table:table-cell table:style-name="Tableau1.A2" office:value-type="string">
            <text:p text:style-name="P5">Jimmy : Graphisme</text:p>
          </table:table-cell>
          <table:table-cell table:style-name="Tableau1.A2" office:value-type="string">
            <text:p text:style-name="P5">Richie : implémentation de la BD (suite)</text:p>
          </table:table-cell>
          <table:table-cell table:style-name="Tableau1.C2" office:value-type="string">
            <text:p text:style-name="P5">Clément : cahier des charges + objet relationel</text:p>
          </table:table-cell>
        </table:table-row>
        <table:table-row>
          <table:table-cell table:style-name="Tableau1.A2" office:value-type="string">
            <text:p text:style-name="P5">Quentin : mise en place de symphony (en nous montrant comment faire)</text:p>
          </table:table-cell>
          <table:table-cell table:style-name="Tableau1.A2" office:value-type="string">
            <text:p text:style-name="P5">Manu : implémentation de la BD (suite)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Geoffrey : nom et logo site</text:p>
          </table:table-cell>
          <table:table-cell table:style-name="Tableau1.A2" office:value-type="string">
            <text:p text:style-name="P6">M<text:span text:style-name="T1">organe :implémentation de la BD (suite)</text:span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Arlémi : affichage des arbres sur le site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1"/>
      <text:p text:style-name="P4">Choix du framework : </text:p>
      <text:p text:style-name="P1">- Utilisation de symphony</text:p>
      <text:p text:style-name="P1"/>
      <text:p text:style-name="P4">Choix de la BD : </text:p>
      <text:p text:style-name="P1">- Utilisation d'oracle (SQLPLUS) : c'est installé sur les machines de la fac, on utilisera ça pour créer nos BD orientées objet.</text:p>
      <text:p text:style-name="P1"/>
      <text:p text:style-name="P1"/>
      <text:p text:style-name="P1">On a <text:span text:style-name="T3">modifié le diagramme de classe</text:span> (Cf diagramme en ligne sur le Git). On a ajouté des identifiants pour TermeVedette, Synonyme et Concepts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vidal02 </meta:initial-creator>
    <meta:creation-date>2014-11-18T14:34:19.852222334</meta:creation-date>
    <dc:date>2014-11-18T14:50:16.132100638</dc:date>
    <dc:creator>mvidal02 </dc:creator>
    <meta:editing-duration>PT46S</meta:editing-duration>
    <meta:editing-cycles>1</meta:editing-cycles>
    <meta:document-statistic meta:table-count="1" meta:image-count="0" meta:object-count="0" meta:page-count="1" meta:paragraph-count="18" meta:word-count="133" meta:character-count="742" meta:non-whitespace-character-count="623"/>
    <meta:generator>LibreOffice/4.2.7.2$Linux_X86_64 LibreOffice_project/420m0$Build-2</meta:generator>
  </office:meta>
</office:document-meta>
</file>